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44372*"/>
    </style:style>
    <style:style style:name="Таблица2.B" style:family="table-column">
      <style:table-column-properties style:column-width="5.489cm" style:rel-column-width="2116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7" style:family="paragraph" style:parent-style-name="Standard">
      <style:paragraph-properties fo:margin-top="0.101cm" fo:margin-bottom="0.101cm"/>
    </style:style>
    <style:style style:name="P8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1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97559552" text:id="ct97559552">
          <text:insertion>
            <office:change-info>
              <dc:creator>&lt;анонимный&gt;</dc:creator>
              <dc:date>2013-07-03T16:15:00</dc:date>
            </office:change-info>
          </text:insertion>
        </text:changed-region>
        <text:changed-region xml:id="ct260781696" text:id="ct260781696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60781800" text:id="ct260781800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260781904" text:id="ct260781904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60782008" text:id="ct260782008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60782112" text:id="ct260782112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60782216" text:id="ct260782216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60782320" text:id="ct260782320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60782424" text:id="ct26078242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60782528" text:id="ct260782528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60782632" text:id="ct260782632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60782736" text:id="ct260782736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309285144" text:id="ct309285144">
          <text:insertion>
            <office:change-info>
              <dc:creator>&lt;анонимный&gt;</dc:creator>
              <dc:date>2013-07-03T16:19:00</dc:date>
            </office:change-info>
          </text:insertion>
        </text:changed-region>
        <text:changed-region xml:id="ct260782840" text:id="ct260782840">
          <text:insertion>
            <office:change-info>
              <dc:creator>&lt;анонимный&gt;</dc:creator>
              <dc:date>2013-07-03T15:10:00</dc:date>
            </office:change-info>
          </text:insertion>
        </text:changed-region>
        <text:changed-region xml:id="ct260782944" text:id="ct260782944">
          <text:insertion>
            <office:change-info>
              <dc:creator>&lt;анонимный&gt;</dc:creator>
              <dc:date>2013-07-03T15:34:00</dc:date>
            </office:change-info>
          </text:insertion>
        </text:changed-region>
        <text:changed-region xml:id="ct260783048" text:id="ct260783048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260783152" text:id="ct260783152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change-start text:change-id="ct97559552"/>getData('takenTissueJournal')</text:p>
      <text:p text:style-name="P2"><text:change-end text:change-id="ct97559552"/></text:p>
      <text:p text:style-name="P2"/>
      <text:p text:style-name="P2"/>
      <text:p text:style-name="P4">НАПРАВЛЕНИЕ НА ЛАБОРАТОРНОЕ ИССЛЕДОВАНИЕ</text:p>
      <text:p text:style-name="P1"/>
      <text:p text:style-name="P1"/>
      <text:p text:style-name="P5"><text:change-start text:change-id="ct260781696"/>getData('name')<text:change-end text:change-id="ct260781696"/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<text:span text:style-name="T5">ФИО</text:span><text:span text:style-name="T4">: </text:span><text:change-start text:change-id="ct260781800"/><text:span text:style-name="T6">getData('</text:span><text:span text:style-name="T4">patientName</text:span><text:span text:style-name="T6">')</text:span><text:change-end text:change-id="ct260781800"/></text:p>
          </table:table-cell>
          <table:table-cell table:style-name="Таблица2.A1" office:value-type="string">
            <text:p text:style-name="P10"><text:span text:style-name="T1">Пол</text:span>: <text:change-start text:change-id="ct260781904"/><text:span text:style-name="T2">getData('patientSex')</text:span><text:change-end text:change-id="ct260781904"/></text:p>
          </table:table-cell>
        </table:table-row>
        <table:table-row>
          <table:table-cell table:style-name="Таблица2.A1" office:value-type="string">
            <text:p text:style-name="P8"><text:span text:style-name="T1">Дата рождения (возраст)</text:span>: <text:change-start text:change-id="ct260782008"/><text:span text:style-name="T2">getData('patientBirthday')</text:span><text:change-end text:change-id="ct260782008"/><text:span text:style-name="T2"> ( </text:span><text:change-start text:change-id="ct260782112"/><text:span text:style-name="T2">getData('age')</text:span><text:change-end text:change-id="ct260782112"/><text:span text:style-name="T2"> )</text:span></text:p>
          </table:table-cell>
          <table:table-cell table:style-name="Таблица2.A1" office:value-type="string">
            <text:p text:style-name="P10"><text:span text:style-name="T1">№ ИБ</text:span>: <text:change-start text:change-id="ct260782216"/><text:span text:style-name="T2">getData('appealNumber')</text:span><text:change-end text:change-id="ct260782216"/></text:p>
          </table:table-cell>
        </table:table-row>
      </table:table>
      <text:p text:style-name="P8"><text:span text:style-name="T1">Полис</text:span>: <office:annotation><dc:creator>&lt;анонимный&gt;</dc:creator><dc:date>2013-07-03T14:02:09.91</dc:date><text:p text:style-name="P12"><text:span text:style-name="T8">do text for payment in data['payments']</text:span></text:p></office:annotation><text:change-start text:change-id="ct260782320"/><text:span text:style-name="T3">getData('policyType.name', payment)</text:span><text:change-end text:change-id="ct260782320"/><text:span text:style-name="T3">, </text:span><text:change-start text:change-id="ct260782424"/><text:span text:style-name="T7">getData('smo.name', payment)</text:span><text:change-end text:change-id="ct260782424"/><text:span text:style-name="T7"> </text:span><text:change-start text:change-id="ct260782528"/><text:span text:style-name="T7">getData('series', payment)</text:span><text:change-end text:change-id="ct260782528"/><text:span text:style-name="T7"> </text:span><text:change-start text:change-id="ct260782632"/><text:span text:style-name="T7">getData('number', payment)</text:span><text:change-end text:change-id="ct260782632"/></text:p>
      <text:p text:style-name="P8"><text:span text:style-name="T1">Отделение</text:span>: <text:change-start text:change-id="ct260782736"/><text:span text:style-name="T2">getData('department')</text:span><text:change-end text:change-id="ct260782736"/></text:p>
      <text:p text:style-name="P8"><text:span text:style-name="T1">Диагноз (МКБ)</text:span>: <text:change-start text:change-id="ct309285144"/><text:span text:style-name="T2">getData('mkb')</text:span><text:change-end text:change-id="ct309285144"/></text:p>
      <text:p text:style-name="P8"><text:span text:style-name="T1">Биометериал</text:span>: <text:change-start text:change-id="ct260782840"/><text:span text:style-name="T2">getData('rbTissueTypeName')</text:span><text:change-end text:change-id="ct260782840"/></text:p>
      <text:p text:style-name="P7"><text:span text:style-name="T5">Тип пробирки</text:span><text:span text:style-name="T4">: </text:span><text:change-start text:change-id="ct260782944"/><text:span text:style-name="T6">getData('</text:span><text:bookmark text:name="docs-internal-guid-362c68ba-a44f-a64f-5b6c-a922426aeffe"/><text:span text:style-name="T6">rbTestTubeTypeNamе</text:span><text:span text:style-name="T6">')</text:span><text:change-end text:change-id="ct260782944"/></text:p>
      <text:p text:style-name="P3"/>
      <text:p text:style-name="P3">Назначил: ____________________ / <text:change-start text:change-id="ct260783048"/><text:span text:style-name="T2">getData('assignDoctor')</text:span><text:change-end text:change-id="ct260783048"/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ата: <text:date style:data-style-name="N37" text:date-value="2013-07-03T15:26:33.77" text:fixed="true">03.07.13</text:date></text:p>
          </table:table-cell>
          <table:table-cell table:style-name="Таблица1.A1" office:value-type="string">
            <text:p text:style-name="P6">Время забора: <text:change-start text:change-id="ct260783152"/><text:span text:style-name="T2">getData('jobTicketDatetime')</text:span><text:change-end text:change-id="ct260783152"/></text:p>
          </table:table-cell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11S</meta:editing-duration>
    <meta:editing-cycles>43</meta:editing-cycles>
    <meta:generator>OpenOffice.org/3.4.1$Win32 OpenOffice.org_project/341m1$Build-9593</meta:generator>
    <dc:date>2013-07-03T16:19:07.41</dc:date>
    <meta:document-statistic meta:table-count="2" meta:image-count="0" meta:object-count="0" meta:page-count="1" meta:paragraph-count="15" meta:word-count="49" meta:character-count="619"/>
    <meta:user-defined meta:name="Info 1"/>
    <meta:user-defined meta:name="Info 2"/>
    <meta:user-defined meta:name="Info 3"/>
    <meta:user-defined meta:name="Info 4"/>
  </office:meta>
</office:document-meta>
</file>